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weight="bold"/>
    </style:style>
    <style:style style:name="P2" style:family="paragraph" style:parent-style-name="Heading_20_2">
      <style:text-properties fo:font-weight="bold"/>
    </style:style>
    <style:style style:name="P3" style:family="paragraph" style:parent-style-name="Heading_20_3">
      <style:text-properties fo:font-weight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T1" style:family="text">
      <style:text-properties fo:font-weight="bold"/>
    </style:style>
    <style:style style:name="T2" style:family="text">
      <style:text-properties officeooo:rsid="0019d19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puntes de Hardware - Sistemas Informáticos</text:h>
      <text:h text:style-name="P2" text:outline-level="2">1. Procesadores (CPU)</text:h>
      <text:p text:style-name="Text_20_body">Componente fundamental del ordenador encargado de procesar las instrucciones.</text:p>
      <text:h text:style-name="P3" text:outline-level="3">1.1. Tipos de Encapsulado</text:h>
      <text:p text:style-name="Text_20_body">El encapsulado es la forma en que el procesador se conecta a la placa base.</text:p>
      <text:list text:style-name="L1">
        <text:list-item>
          <text:p text:style-name="P4"><text:span text:style-name="T1">PGA (Pin Grid Array):</text:span> El procesador tiene pines que se insertan en los agujeros del zócalo de la placa base.</text:p>
        </text:list-item>
        <text:list-item>
          <text:p text:style-name="P4"><text:span text:style-name="T1">LGA (Land Grid Array):</text:span> El procesador no tiene pines; en su lugar, tiene puntos de contacto planos. Los pines se encuentran en el zócalo de la placa base.</text:p>
        </text:list-item>
      </text:list>
      <text:h text:style-name="P3" text:outline-level="3">1.2. Fabricantes y Mercado</text:h>
      <text:list text:style-name="L2">
        <text:list-item>
          <text:p text:style-name="P5"><text:span text:style-name="T1">Intel:</text:span> Domina aproximadamente el 60% del mercado de procesadores. Históricamente, ha sido el principal referente del sector.</text:p>
        </text:list-item>
        <text:list-item>
          <text:p text:style-name="P5"><text:span text:style-name="T1">AMD:</text:span> Competidor principal de Intel. En sus inicios, su estrategia se basaba en seguir los avances de Intel.</text:p>
        </text:list-item>
        <text:list-item>
          <text:p text:style-name="P5"><text:span text:style-name="T1">Nvidia:</text:span> Aunque es más conocida por las tarjetas gráficas (GPU), también colabora en el desarrollo de hardware compatible con los ecosistemas de Intel.</text:p>
        </text:list-item>
      </text:list>
      <text:p text:style-name="Horizontal_20_Line"/>
      <text:h text:style-name="P2" text:outline-level="2">2. Memoria RAM</text:h>
      <text:p text:style-name="Text_20_body">Memoria principal del sistema, de acceso aleatorio.</text:p>
      <text:h text:style-name="P3" text:outline-level="3">2.1. Latencia (CL)</text:h>
      <text:list text:style-name="L3">
        <text:list-item>
          <text:p text:style-name="P6"><text:span text:style-name="T1">CL (CAS Latency):</text:span> Es el tiempo (medido en ciclos de reloj) que tarda la memoria RAM en responder a una petición de datos. Un número de CL más bajo indica un mejor rendimiento.</text:p>
        </text:list-item>
      </text:list>
      <text:p text:style-name="Horizontal_20_Line"/>
      <text:h text:style-name="P2" text:outline-level="2">3. Conductividad y Gestión Térmica</text:h>
      <text:h text:style-name="P3" text:outline-level="3">3.1. Materiales Conductores</text:h>
      <text:p text:style-name="Text_20_body">La capacidad de un material para conducir <text:s/>el calor es clave en el hardware.</text:p>
      <text:list text:style-name="L4">
        <text:list-item>
          <text:p text:style-name="P7"><text:span text:style-name="T1">Conductividad térmica:</text:span> El <text:span text:style-name="T1">cobre</text:span> es <text:span text:style-name="T2">el</text:span> mejores materia<text:span text:style-name="T2">l</text:span> para disipar el calor.</text:p>
        </text:list-item>
      </text:list>
      <text:h text:style-name="P3" text:outline-level="3">3.2. Temperaturas de Funcionamiento del Procesador</text:h>
      <text:list text:style-name="L5">
        <text:list-item>
          <text:p text:style-name="P8"><text:span text:style-name="T1">Rango ideal:</text:span> Entre <text:span text:style-name="T1">30°C y 40°C</text:span> el procesador funciona sin problemas.</text:p>
        </text:list-item>
        <text:list-item>
          <text:p text:style-name="P8"><text:soft-page-break/><text:span text:style-name="T1">Rango de riesgo:</text:span> Temperaturas entre <text:span text:style-name="T1">60°C y 80°C</text:span> indican un posible problema de refrigeración.</text:p>
        </text:list-item>
        <text:list-item>
          <text:p text:style-name="P8"><text:span text:style-name="T1">Peligro:</text:span> Superar los <text:span text:style-name="T1">100°C</text:span> representa un problema grave que puede dañar el componente.</text:p>
        </text:list-item>
      </text:list>
      <text:p text:style-name="Horizontal_20_Line"/>
      <text:h text:style-name="P2" text:outline-level="2">4. Almacenamiento Secundario</text:h>
      <text:p text:style-name="Text_20_body">Dispositivos para guardar datos de forma permanente.</text:p>
      <text:list text:style-name="L6">
        <text:list-item>
          <text:p text:style-name="P9"><text:span text:style-name="T1">Discos Duros Tradicionales (HDD):</text:span> Unidades mecánicas más lentas.</text:p>
        </text:list-item>
        <text:list-item>
          <text:p text:style-name="P9"><text:span text:style-name="T1">Unidades de Estado Sólido (SSD):</text:span> Mucho más rápidas que los HDD al no tener partes móviles.</text:p>
        </text:list-item>
        <text:list-item>
          <text:p text:style-name="P9"><text:span text:style-name="T1">M.2:</text:span> El formato más reciente y avanzado de SSD, ofreciendo velocidades de transferencia de datos significativamente superiores.</text:p>
        </text:list-item>
      </text:list>
      <text:p text:style-name="Horizontal_20_Line"/>
      <text:h text:style-name="P2" text:outline-level="2">5. Componentes de la Placa Base</text:h>
      <text:h text:style-name="P3" text:outline-level="3">5.1. Puentes (Bridges)</text:h>
      <text:p text:style-name="Text_20_body">Encargados de gestionar el flujo de datos entre los distintos componentes.</text:p>
      <text:list text:style-name="L7">
        <text:list-item>
          <text:p text:style-name="P10"><text:span text:style-name="T1">Puente Norte (Northbridge):</text:span> Controla el tráfico de alta velocidad entre el procesador (CPU), la memoria RAM y la tarjeta gráfica. Es un componente de vital importancia.</text:p>
        </text:list-item>
        <text:list-item>
          <text:p text:style-name="P10"><text:span text:style-name="T1">Puente Sur (Southbridge):</text:span> Controla los periféricos y los dispositivos de entrada/salida (discos duros, puertos USB, audio, etc.).</text:p>
        </text:list-item>
      </text:list>
      <text:h text:style-name="P3" text:outline-level="3">5.2. Chipset</text:h>
      <text:list text:style-name="L8">
        <text:list-item>
          <text:p text:style-name="P11"><text:span text:style-name="T1">Chipset:</text:span> En las placas base más modernas, es el conjunto de chips que integra las funciones del antiguo Puente Norte y Puente Sur en una sola unidad, simplificando la arquitectur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8T17:38:32.833428100</meta:creation-date>
    <dc:date>2025-09-28T17:41:44.980282200</dc:date>
    <meta:editing-duration>PT3M11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2" meta:paragraph-count="35" meta:word-count="433" meta:character-count="2671" meta:non-whitespace-character-count="2288"/>
  </office:meta>
</office:document-meta>
</file>